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2-12_21-20-46_000.jpg</text:p>
          </table:table-cell>
          <table:table-cell table:style-name="ce19" office:value-type="string">
            <text:p><text:s/>:m 食べた物 </text:p>
          </table:table-cell>
          <table:table-cell table:style-name="ce19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1-12-13_02-50-42_000.jpg</text:p>
          </table:table-cell>
          <table:table-cell table:style-name="ce19" office:value-type="string">
            <text:p>:m :PHOTO 寝た時刻 / 2021 / オナニー、未了；音楽ビデオ、観ていた、duration=２時間ぐらい？,other=~</text:p>
          </table:table-cell>
          <table:table-cell table:style-name="ce20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m :PHOTO 寝た時刻 / 2021 / オナニー、未了；音楽ビデオ、観ていた、duration=２時間ぐらい？,other=~">
            <text:p>:m :PHOTO 寝た時刻 / 2021 / オナニー、未了；音楽ビデオ、観ていた、duration=２時間ぐらい？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1-12-13_07-56-09_000.jpg</text:p>
          </table:table-cell>
          <table:table-cell table:style-name="ce19" office:value-type="string">
            <text:p>:m :PHOTO 起きた時刻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1-12-13_07-56-37_000.jpg</text:p>
          </table:table-cell>
          <table:table-cell table:style-name="ce12" office:value-type="string">
            <text:p>:m 記録 / お酒：飲んだ量</text:p>
          </table:table-cell>
          <table:table-cell table:style-name="ce20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記録 / お酒：飲んだ量">
            <text:p>:m 記録 / お酒：飲んだ量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1-12-13_10-19-50_000.jpg</text:p>
          </table:table-cell>
          <table:table-cell table:style-name="ce12" office:value-type="string">
            <text:p>-*</text:p>
          </table:table-cell>
          <table:table-cell table:style-name="ce12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-*">
            <text:p>-*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1-12-13_10-20-49_000.jpg</text:p>
          </table:table-cell>
          <table:table-cell table:style-name="ce12" office:value-type="string">
            <text:p>:m RES 1*2 / free# JVEMV6 76#_54:1 / 76. physics / w=~,topics=ルベーグ積分,other=calc+,s=~,i=~,doc=r-2-7~2#7</text:p>
          </table:table-cell>
          <table:table-cell table:style-name="ce19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:m RES 1*2 / free# JVEMV6 76#_54:1 / 76. physics / w=~,topics=ルベーグ積分,other=calc+,s=~,i=~,doc=r-2-7~2#7">
            <text:p>:m RES 1*2 / free# JVEMV6 76#_54:1 / 76. physics / w=~,topics=ルベーグ積分,other=calc+,s=~,i=~,doc=r-2-7~2#7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1-12-13_10-21-16_000.jpg</text:p>
          </table:table-cell>
          <table:table-cell table:style-name="ce19" office:value-type="string">
            <text:p>:m RES 2*2 / free# JVEMV6 76#_54:1 / 76. physics / w=~,topics=ルベーグ積分,other=orig+,s=~,i=~,doc=r-2-7~2#7</text:p>
          </table:table-cell>
          <table:table-cell table:style-name="ce12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:m RES 2*2 / free# JVEMV6 76#_54:1 / 76. physics / w=~,topics=ルベーグ積分,other=orig+,s=~,i=~,doc=r-2-7~2#7">
            <text:p>:m RES 2*2 / free# JVEMV6 76#_54:1 / 76. physics / w=~,topics=ルベーグ積分,other=orig+,s=~,i=~,doc=r-2-7~2#7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1-12-13_11-00-17_000.jpg</text:p>
          </table:table-cell>
          <table:table-cell table:style-name="ce19" office:value-type="string">
            <text:p>:m #*# RES / JVEMV6 64#140 / 『武家諸法度』 著者=~,校注=~ / p.~ / w=武家諸法度～左文右武,topic=~,other=~</text:p>
          </table:table-cell>
          <table:table-cell table:style-name="ce12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:m #*# RES / JVEMV6 64#140 / 『武家諸法度』 著者=~,校注=~ / p.~ / w=武家諸法度～左文右武,topic=~,other=~">
            <text:p>:m #*# RES / JVEMV6 64#140 / 『武家諸法度』 著者=~,校注=~ / p.~ / w=武家諸法度～左文右武,topic=~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string">
            <text:p>2021-12-13_12-39-28_000.jpg</text:p>
          </table:table-cell>
          <table:table-cell table:style-name="ce19" office:value-type="string">
            <text:p><text:s/>:m 食べた物 </text:p>
          </table:table-cell>
          <table:table-cell table:style-name="ce12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1-12-13_16-34-46_000.jpg</text:p>
          </table:table-cell>
          <table:table-cell table:style-name="ce19" office:value-type="string">
            <text:p>:m RES 1*4 / free# JVEMV6 76#_54:2 / 76. physics / w=~,topics=ラグランジュ：未定乗数法,other=~,s=~,i=~,doc=r-2-8~1;r-2-8~2</text:p>
          </table:table-cell>
          <table:table-cell table:style-name="ce12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:m RES 1*4 / free# JVEMV6 76#_54:2 / 76. physics / w=~,topics=ラグランジュ：未定乗数法,other=~,s=~,i=~,doc=r-2-8~1;r-2-8~2">
            <text:p>:m RES 1*4 / free# JVEMV6 76#_54:2 / 76. physics / w=~,topics=ラグランジュ：未定乗数法,other=~,s=~,i=~,doc=r-2-8~1;r-2-8~2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 office:value-type="string">
            <text:p>2021-12-13_16-35-09_000.jpg</text:p>
          </table:table-cell>
          <table:table-cell table:style-name="ce20" office:value-type="string">
            <text:p>:m RES 2*4 / free# JVEMV6 76#_54:2 / 76. physics / w=~,topics=ラグランジュ：未定乗数法,other=~,s=~,i=~,doc=r-2-8~2;#2.2~d-1;#2.2~d-2</text:p>
          </table:table-cell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:m RES 2*4 / free# JVEMV6 76#_54:2 / 76. physics / w=~,topics=ラグランジュ：未定乗数法,other=~,s=~,i=~,doc=r-2-8~2;#2.2~d-1;#2.2~d-2">
            <text:p>:m RES 2*4 / free# JVEMV6 76#_54:2 / 76. physics / w=~,topics=ラグランジュ：未定乗数法,other=~,s=~,i=~,doc=r-2-8~2;#2.2~d-1;#2.2~d-2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 office:value-type="string">
            <text:p>2021-12-13_16-35-51_000.jpg</text:p>
          </table:table-cell>
          <table:table-cell table:style-name="ce19" office:value-type="string">
            <text:p>:m RES 3*4 / free# JVEMV6 76#_54:2 / 76. physics / w=~,topics=ラグランジュ：未定乗数法,other=q+;q+,s=~,i=~,doc=r-2-8~2;#2.2~d-1;#2.2~d-2</text:p>
          </table:table-cell>
          <table:table-cell table:style-name="ce12"/>
          <table:table-cell table:style-name="ce5"/>
          <table:table-cell table:style-name="ce5"/>
          <table:table-cell table:style-name="ce40" table:formula="of:=IF([.E13]=&quot;&quot;;[.C13];CONCATENATE([.C13];&quot; / &quot;;[.E13]))" office:value-type="string" office:string-value=":m RES 3*4 / free# JVEMV6 76#_54:2 / 76. physics / w=~,topics=ラグランジュ：未定乗数法,other=q+;q+,s=~,i=~,doc=r-2-8~2;#2.2~d-1;#2.2~d-2">
            <text:p>:m RES 3*4 / free# JVEMV6 76#_54:2 / 76. physics / w=~,topics=ラグランジュ：未定乗数法,other=q+;q+,s=~,i=~,doc=r-2-8~2;#2.2~d-1;#2.2~d-2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5" office:value-type="string">
            <text:p>2021-12-13_16-36-20_000.jpg</text:p>
          </table:table-cell>
          <table:table-cell table:style-name="ce19" office:value-type="string">
            <text:p>:m RES 4*4 / free# JVEMV6 76#_54:2 / 76. physics / w=~,topics=ラグランジュ：未定乗数法,other=~,s=~,i=~,doc=r-2-8~2;#2.2~d-1;#2.2~d-2</text:p>
          </table:table-cell>
          <table:table-cell table:style-name="ce12"/>
          <table:table-cell table:style-name="ce5"/>
          <table:table-cell table:style-name="ce5"/>
          <table:table-cell table:style-name="ce40" table:formula="of:=IF([.E14]=&quot;&quot;;[.C14];CONCATENATE([.C14];&quot; / &quot;;[.E14]))" office:value-type="string" office:string-value=":m RES 4*4 / free# JVEMV6 76#_54:2 / 76. physics / w=~,topics=ラグランジュ：未定乗数法,other=~,s=~,i=~,doc=r-2-8~2;#2.2~d-1;#2.2~d-2">
            <text:p>:m RES 4*4 / free# JVEMV6 76#_54:2 / 76. physics / w=~,topics=ラグランジュ：未定乗数法,other=~,s=~,i=~,doc=r-2-8~2;#2.2~d-1;#2.2~d-2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5" office:value-type="string">
            <text:p>2021-12-13_18-11-02_000.jpg</text:p>
          </table:table-cell>
          <table:table-cell table:style-name="ce19" office:value-type="string">
            <text:p>:m #*# RES / JVEMV6 64#140-4 / 『鎌倉下知状』 著者=~,校注=~ / p.~ / w=紀伊國～掌,topic=~,other=~</text:p>
          </table:table-cell>
          <table:table-cell table:style-name="ce12"/>
          <table:table-cell table:style-name="ce5"/>
          <table:table-cell table:style-name="ce5"/>
          <table:table-cell table:style-name="ce40" table:formula="of:=IF([.E15]=&quot;&quot;;[.C15];CONCATENATE([.C15];&quot; / &quot;;[.E15]))" office:value-type="string" office:string-value=":m #*# RES / JVEMV6 64#140-4 / 『鎌倉下知状』 著者=~,校注=~ / p.~ / w=紀伊國～掌,topic=~,other=~">
            <text:p>:m #*# RES / JVEMV6 64#140-4 / 『鎌倉下知状』 著者=~,校注=~ / p.~ / w=紀伊國～掌,topic=~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1-12-13_18-37-03_000.mp4</text:p>
          </table:table-cell>
          <table:table-cell table:style-name="ce19" office:value-type="string">
            <text:p>:VIDEO / @自室 / 記録 / jap.flute / 演奏、play / R=1 / todays-melody</text:p>
          </table:table-cell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string" office:string-value=":VIDEO / @自室 / 記録 / jap.flute / 演奏、play / R=1 / todays-melody">
            <text:p>:VIDEO / @自室 / 記録 / jap.flute / 演奏、play / R=1 / todays-melody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1-12-13_18-54-08_000.mp4</text:p>
          </table:table-cell>
          <table:table-cell table:style-name="ce19" office:value-type="string">
            <text:p>:VIDEO / @自室 / 記録 / jap.flute / 演奏、play / R=2 / todays-melody</text:p>
          </table:table-cell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string" office:string-value=":VIDEO / @自室 / 記録 / jap.flute / 演奏、play / R=2 / todays-melody">
            <text:p>:VIDEO / @自室 / 記録 / jap.flute / 演奏、play / R=2 / todays-melody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5" office:value-type="string">
            <text:p>2021-12-13_18-56-39_000.mp4</text:p>
          </table:table-cell>
          <table:table-cell table:style-name="ce12" office:value-type="string">
            <text:p>:VIDEO / @自室 / 記録 / jap.flute / 演奏、play / R=3 / todays-melody</text:p>
          </table:table-cell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string" office:string-value=":VIDEO / @自室 / 記録 / jap.flute / 演奏、play / R=3 / todays-melody">
            <text:p>:VIDEO / @自室 / 記録 / jap.flute / 演奏、play / R=3 / todays-melody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19]=&quot;&quot;;[.C19];CONCATENATE([.C19];&quot; / &quot;;[.E1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20]=&quot;&quot;;[.C20];CONCATENATE([.C20];&quot; / &quot;;[.E2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0"/>
          <table:table-cell table:style-name="ce5"/>
          <table:table-cell table:style-name="ce5"/>
          <table:table-cell table:style-name="ce40" table:formula="of:=IF([.E21]=&quot;&quot;;[.C21];CONCATENATE([.C21];&quot; / &quot;;[.E2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formula="of:=[.F29]" office:value-type="string" office:string-value="N-35-35-28.656005 E-139-34-50.148925">
            <text:p>N-35-35-28.656005 E-139-34-50.148925</text:p>
          </table:table-cell>
          <table:table-cell table:style-name="ce5" office:value-type="string">
            <text:p>N-35-35-28.656005 E-139-34-50.148925</text:p>
          </table:table-cell>
          <table:table-cell table:style-name="ce40" table:formula="of:=IF([.E29]=&quot;&quot;;[.C29];CONCATENATE([.C29];&quot; / &quot;;[.E29]))" office:value-type="string" office:string-value=" / N-35-35-28.656005 E-139-34-50.148925">
            <text:p><text:s/>/ N-35-35-28.656005 E-139-34-50.148925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formula="of:=[.F30]" office:value-type="string" office:string-value="N-35-34-36.402282 E-139-40-35.449218">
            <text:p>N-35-34-36.402282 E-139-40-35.449218</text:p>
          </table:table-cell>
          <table:table-cell table:style-name="ce5" office:value-type="string">
            <text:p>N-35-34-36.402282 E-139-40-35.449218</text:p>
          </table:table-cell>
          <table:table-cell table:style-name="ce40" table:formula="of:=IF([.E30]=&quot;&quot;;[.C30];CONCATENATE([.C30];&quot; / &quot;;[.E30]))" office:value-type="string" office:string-value=" / N-35-34-36.402282 E-139-40-35.449218">
            <text:p><text:s/>/ N-35-34-36.402282 E-139-40-35.44921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1]" office:value-type="string" office:string-value="N-35-34-36.402282 E-139-40-35.449218">
            <text:p>N-35-34-36.402282 E-139-40-35.449218</text:p>
          </table:table-cell>
          <table:table-cell table:style-name="ce5" office:value-type="string">
            <text:p>N-35-34-36.402282 E-139-40-35.449218</text:p>
          </table:table-cell>
          <table:table-cell table:style-name="ce40" table:formula="of:=IF([.E31]=&quot;&quot;;[.C31];CONCATENATE([.C31];&quot; / &quot;;[.E31]))" office:value-type="string" office:string-value=" / N-35-34-36.402282 E-139-40-35.449218">
            <text:p><text:s/>/ N-35-34-36.402282 E-139-40-35.44921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2]" office:value-type="string" office:string-value="N-35-34-36.402282 E-139-40-35.449218">
            <text:p>N-35-34-36.402282 E-139-40-35.449218</text:p>
          </table:table-cell>
          <table:table-cell table:style-name="ce5" office:value-type="string">
            <text:p>N-35-34-36.402282 E-139-40-35.449218</text:p>
          </table:table-cell>
          <table:table-cell table:style-name="ce40" table:formula="of:=IF([.E32]=&quot;&quot;;[.C32];CONCATENATE([.C32];&quot; / &quot;;[.E32]))" office:value-type="string" office:string-value=" / N-35-34-36.402282 E-139-40-35.449218">
            <text:p><text:s/>/ N-35-34-36.402282 E-139-40-35.44921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5" table:formula="of:=[.F33]" office:value-type="string" office:string-value="N-35-34-36.539611 E-139-40-34.954833">
            <text:p>N-35-34-36.539611 E-139-40-34.954833</text:p>
          </table:table-cell>
          <table:table-cell table:style-name="ce5" office:value-type="string">
            <text:p>N-35-34-36.539611 E-139-40-34.954833</text:p>
          </table:table-cell>
          <table:table-cell table:style-name="ce40" table:formula="of:=IF([.E33]=&quot;&quot;;[.C33];CONCATENATE([.C33];&quot; / &quot;;[.E33]))" office:value-type="string" office:string-value=" / N-35-34-36.539611 E-139-40-34.954833">
            <text:p><text:s/>/ N-35-34-36.539611 E-139-40-34.95483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4]" office:value-type="string" office:string-value="N-35-34-36.539611 E-139-40-34.954833">
            <text:p>N-35-34-36.539611 E-139-40-34.954833</text:p>
          </table:table-cell>
          <table:table-cell table:style-name="ce5" office:value-type="string">
            <text:p>N-35-34-36.539611 E-139-40-34.954833</text:p>
          </table:table-cell>
          <table:table-cell table:style-name="ce40" table:formula="of:=IF([.E34]=&quot;&quot;;[.C34];CONCATENATE([.C34];&quot; / &quot;;[.E34]))" office:value-type="string" office:string-value=" / N-35-34-36.539611 E-139-40-34.954833">
            <text:p><text:s/>/ N-35-34-36.539611 E-139-40-34.95483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5]" office:value-type="string" office:string-value="N-35-34-36.731872 E-139-40-36.492919">
            <text:p>N-35-34-36.731872 E-139-40-36.492919</text:p>
          </table:table-cell>
          <table:table-cell table:style-name="ce5" office:value-type="string">
            <text:p>N-35-34-36.731872 E-139-40-36.492919</text:p>
          </table:table-cell>
          <table:table-cell table:style-name="ce40" table:formula="of:=IF([.E35]=&quot;&quot;;[.C35];CONCATENATE([.C35];&quot; / &quot;;[.E35]))" office:value-type="string" office:string-value=" / N-35-34-36.731872 E-139-40-36.492919">
            <text:p><text:s/>/ N-35-34-36.731872 E-139-40-36.49291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6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36]=&quot;&quot;;[.C36];CONCATENATE([.C36];&quot; / &quot;;[.E36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 table:formula="of:=[.F37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37]=&quot;&quot;;[.C37];CONCATENATE([.C37];&quot; / &quot;;[.E37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 table:formula="of:=[.F38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38]=&quot;&quot;;[.C38];CONCATENATE([.C38];&quot; / &quot;;[.E38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9"/>
          <table:table-cell table:style-name="ce5" table:formula="of:=[.F39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39]=&quot;&quot;;[.C39];CONCATENATE([.C39];&quot; / &quot;;[.E39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 table:formula="of:=[.F40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40]=&quot;&quot;;[.C40];CONCATENATE([.C40];&quot; / &quot;;[.E40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8"/>
          <table:table-cell table:style-name="ce12"/>
          <table:table-cell table:style-name="ce5" table:formula="of:=[.F41]" office:value-type="string" office:string-value="N-35-34-37.226257 E-139-40-34.625244">
            <text:p>N-35-34-37.226257 E-139-40-34.625244</text:p>
          </table:table-cell>
          <table:table-cell table:style-name="ce5" office:value-type="string">
            <text:p>N-35-34-37.226257 E-139-40-34.625244</text:p>
          </table:table-cell>
          <table:table-cell table:style-name="ce40" table:formula="of:=IF([.E41]=&quot;&quot;;[.C41];CONCATENATE([.C41];&quot; / &quot;;[.E41]))" office:value-type="string" office:string-value=" / N-35-34-37.226257 E-139-40-34.625244">
            <text:p><text:s/>/ N-35-34-37.226257 E-139-40-34.625244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12"/>
          <table:table-cell table:style-name="ce5" table:formula="of:=[.F42]" office:value-type="string" office:string-value="N-35-34-36.182556 E-139-40-40.393066">
            <text:p>N-35-34-36.182556 E-139-40-40.393066</text:p>
          </table:table-cell>
          <table:table-cell table:style-name="ce5" office:value-type="string">
            <text:p>N-35-34-36.182556 E-139-40-40.393066</text:p>
          </table:table-cell>
          <table:table-cell table:style-name="ce40" table:formula="of:=IF([.E42]=&quot;&quot;;[.C42];CONCATENATE([.C42];&quot; / &quot;;[.E42]))" office:value-type="string" office:string-value=" / N-35-34-36.182556 E-139-40-40.393066">
            <text:p><text:s/>/ N-35-34-36.182556 E-139-40-40.393066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 table:formula="of:=[.F43]" office:value-type="string" office:string-value="N-35-36-26.38916 E-139-40-8.422851">
            <text:p>N-35-36-26.38916 E-139-40-8.422851</text:p>
          </table:table-cell>
          <table:table-cell table:style-name="ce5" office:value-type="string">
            <text:p>N-35-36-26.38916 E-139-40-8.422851</text:p>
          </table:table-cell>
          <table:table-cell table:style-name="ce40" table:formula="of:=IF([.E43]=&quot;&quot;;[.C43];CONCATENATE([.C43];&quot; / &quot;;[.E43]))" office:value-type="string" office:string-value=" / N-35-36-26.38916 E-139-40-8.422851">
            <text:p><text:s/>/ N-35-36-26.38916 E-139-40-8.42285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 table:formula="of:=[.F44]" office:value-type="string" office:string-value="N-35-36-26.512756 E-139-40-7.543945">
            <text:p>N-35-36-26.512756 E-139-40-7.543945</text:p>
          </table:table-cell>
          <table:table-cell table:style-name="ce5" office:value-type="string">
            <text:p>N-35-36-26.512756 E-139-40-7.543945</text:p>
          </table:table-cell>
          <table:table-cell table:style-name="ce40" table:formula="of:=IF([.E44]=&quot;&quot;;[.C44];CONCATENATE([.C44];&quot; / &quot;;[.E44]))" office:value-type="string" office:string-value=" / N-35-36-26.512756 E-139-40-7.543945">
            <text:p><text:s/>/ N-35-36-26.512756 E-139-40-7.543945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8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80]=&quot;&quot;;[.C80];CONCATENATE([.C80];&quot; / &quot;;[.E8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82]=&quot;&quot;;[.C82];CONCATENATE([.C82];&quot; / &quot;;[.E8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1 / オナニー、未了；音楽ビデオ、観ていた、duration=２時間ぐらい？,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20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/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/>
          <table:table-cell table:style-name="ce20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9])" office:value-type="float" office:value="17">
            <text:p>17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28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9];[.B302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3">2021/12/13</text:date>, <text:time>22:22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2-13T22:22:04.34</dc:date>
    <dc:creator>iwabuchi ken</dc:creator>
    <meta:editing-duration>P40DT23H48M30S</meta:editing-duration>
    <meta:editing-cycles>14005</meta:editing-cycles>
    <meta:document-statistic meta:table-count="1" meta:cell-count="464" meta:object-count="0"/>
    <meta:user-defined meta:name="qrichtext">1</meta:user-defined>
  </office:meta>
</office:document-meta>
</file>